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95cm" fo:min-width="3.95cm"/>
    </style:style>
    <style:style style:name="gr2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4.9cm"/>
    </style:style>
    <style:style style:name="gr3" style:family="graphic" style:parent-style-name="objectwithoutfill">
      <style:graphic-properties draw:marker-end="Triangle_20_unfilled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solid" draw:fill-color="#e0efd4" draw:textarea-horizontal-align="justify" draw:textarea-vertical-align="middle" draw:auto-grow-height="false" fo:min-height="0.95cm" fo:min-width="2.4cm"/>
    </style:style>
    <style:style style:name="gr5" style:family="graphic" style:parent-style-name="standard">
      <style:graphic-properties draw:fill="solid" draw:fill-color="#e0efd4" draw:textarea-horizontal-align="justify" draw:textarea-vertical-align="middle" draw:auto-grow-height="false" fo:min-height="0.95cm" fo:min-width="1.85cm"/>
    </style:style>
    <style:style style:name="gr6" style:family="graphic" style:parent-style-name="standard">
      <style:graphic-properties draw:fill="solid" draw:fill-color="#fffbcc" draw:textarea-horizontal-align="justify" draw:textarea-vertical-align="middle" draw:auto-grow-height="false" fo:min-height="0.95cm" fo:min-width="4.15cm"/>
    </style:style>
    <style:style style:name="gr7" style:family="graphic" style:parent-style-name="standard">
      <style:graphic-properties draw:fill="solid" draw:fill-color="#fffbcc" draw:textarea-horizontal-align="justify" draw:textarea-vertical-align="middle" draw:auto-grow-height="false" fo:min-height="0.95cm" fo:min-width="1.85cm"/>
    </style:style>
    <style:style style:name="gr8" style:family="graphic" style:parent-style-name="standard">
      <style:graphic-properties draw:fill="solid" draw:fill-color="#fffbcc" draw:textarea-horizontal-align="justify" draw:textarea-vertical-align="middle" draw:auto-grow-height="false" fo:min-height="0.95cm" fo:min-width="2.45cm"/>
    </style:style>
    <style:style style:name="gr9" style:family="graphic" style:parent-style-name="standard">
      <style:graphic-properties draw:fill="solid" draw:fill-color="#fffbcc" draw:textarea-horizontal-align="justify" draw:textarea-vertical-align="middle" draw:auto-grow-height="false" fo:min-height="0.95cm" fo:min-width="3.15cm"/>
    </style:style>
    <style:style style:name="gr10" style:family="graphic" style:parent-style-name="standard">
      <style:graphic-properties draw:fill="solid" draw:fill-color="#e0efd4" draw:textarea-horizontal-align="justify" draw:textarea-vertical-align="middle" draw:auto-grow-height="false" fo:min-height="0.95cm" fo:min-width="3.7cm"/>
    </style:style>
    <style:style style:name="gr11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05cm"/>
    </style:style>
    <style:style style:name="gr12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8cm"/>
    </style:style>
    <style:style style:name="gr13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5.1cm"/>
    </style:style>
    <style:style style:name="gr14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2.1cm"/>
    </style:style>
    <style:style style:name="gr15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4.25cm"/>
    </style:style>
    <style:style style:name="gr16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75cm"/>
    </style:style>
    <style:style style:name="gr17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45cm"/>
    </style:style>
    <style:style style:name="gr18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95cm"/>
    </style:style>
    <style:style style:name="gr19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2.9cm"/>
    </style:style>
    <style:style style:name="gr20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2.4cm"/>
    </style:style>
    <style:style style:name="gr21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2.35cm"/>
    </style:style>
    <style:style style:name="gr22" style:family="graphic" style:parent-style-name="standard">
      <style:graphic-properties draw:fill="solid" draw:fill-color="#e0edff" draw:textarea-horizontal-align="justify" draw:textarea-vertical-align="middle" draw:auto-grow-height="false" fo:min-height="0.95cm" fo:min-width="3.4cm"/>
    </style:style>
    <style:style style:name="gr23" style:family="graphic" style:parent-style-name="standard">
      <style:graphic-properties draw:fill="none" draw:fill-color="#e0edff" draw:textarea-horizontal-align="justify" draw:textarea-vertical-align="middle" draw:auto-grow-height="false" fo:min-height="0.95cm" fo:min-width="2.7cm"/>
    </style:style>
    <style:style style:name="gr24" style:family="graphic" style:parent-style-name="standard">
      <style:graphic-properties draw:fill="none" draw:fill-color="#e0edff" draw:textarea-horizontal-align="justify" draw:textarea-vertical-align="middle" draw:auto-grow-height="false" fo:min-height="0.95cm" fo:min-width="2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="solid" draw:fill-color="#e0ed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solid" draw:fill-color="#e0efd4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bcc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solid" draw:fill-color="#fffb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e0ed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="solid" draw:fill-color="#e0ed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e0ed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5cm" svg:height="1.2cm" svg:x="16.1cm" svg:y="1.55cm">
          <text:p text:style-name="P1"><text:span text:style-name="T1">Object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4cm" svg:height="1.2cm" svg:x="11.65cm" svg:y="4.1cm">
          <text:p text:style-name="P1"><text:span text:style-name="T1">AssignmentHolder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35cm" svg:y1="4.1cm" svg:x2="18.325cm" svg:y2="2.75cm" draw:start-shape="id1" draw:start-glue-point="0" draw:end-shape="id2" draw:end-glue-point="2" svg:d="M14350 4100v-675h3975v-675" svg:viewBox="0 0 3976 1351">
          <text:p/>
        </draw:connector>
        <draw:custom-shape draw:style-name="gr4" draw:text-style-name="P5" xml:id="id3" draw:id="id3" draw:layer="layout" svg:width="2.9cm" svg:height="1.2cm" svg:x="2.9cm" svg:y="6.625cm">
          <text:p text:style-name="P1"><text:span text:style-name="T1">Focus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35cm" svg:y1="6.625cm" svg:x2="14.35cm" svg:y2="5.3cm" draw:start-shape="id3" draw:start-glue-point="0" draw:end-shape="id1" draw:end-glue-point="2" svg:d="M4350 6625v-662h10000v-663" svg:viewBox="0 0 10001 1326">
          <text:p/>
        </draw:connector>
        <draw:custom-shape draw:style-name="gr5" draw:text-style-name="P6" xml:id="id4" draw:id="id4" draw:layer="layout" svg:width="2.35cm" svg:height="1.2cm" svg:x="1.4cm" svg:y="9.163cm">
          <text:p text:style-name="P1"><text:span text:style-name="T2">User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575cm" svg:y1="9.163cm" svg:x2="4.35cm" svg:y2="7.825cm" draw:start-shape="id4" draw:start-glue-point="0" draw:end-shape="id3" draw:end-glue-point="2" svg:d="M2575 9163v-669h1775v-669" svg:viewBox="0 0 1776 1339">
          <text:p/>
        </draw:connector>
        <draw:custom-shape draw:style-name="gr6" draw:text-style-name="P7" xml:id="id5" draw:id="id5" draw:layer="layout" svg:width="4.65cm" svg:height="1.2cm" svg:x="4.4cm" svg:y="9.163cm">
          <text:p text:style-name="P1"><text:span text:style-name="T1">AbstractRol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6.725cm" svg:y1="9.163cm" svg:x2="4.35cm" svg:y2="7.825cm" draw:start-shape="id5" draw:end-shape="id3" draw:end-glue-point="2" svg:d="M6725 9163v-669h-2375v-669" svg:viewBox="0 0 2376 1339">
          <text:p/>
        </draw:connector>
        <draw:custom-shape draw:style-name="gr7" draw:text-style-name="P8" xml:id="id6" draw:id="id6" draw:layer="layout" svg:width="2.35cm" svg:height="1.2cm" svg:x="1.05cm" svg:y="11.7cm">
          <text:p text:style-name="P1"><text:span text:style-name="T2">Role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225cm" svg:y1="11.7cm" svg:x2="6.725cm" svg:y2="10.363cm" draw:start-shape="id6" draw:start-glue-point="0" draw:end-shape="id5" draw:end-glue-point="2" svg:d="M2225 11700v-668h4500v-669" svg:viewBox="0 0 4501 1338">
          <text:p/>
        </draw:connector>
        <draw:custom-shape draw:style-name="gr7" draw:text-style-name="P8" xml:id="id7" draw:id="id7" draw:layer="layout" svg:width="2.35cm" svg:height="1.2cm" svg:x="3.851cm" svg:y="11.7cm">
          <text:p text:style-name="P1"><text:span text:style-name="T2">Or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8" draw:id="id8" draw:layer="layout" svg:width="2.95cm" svg:height="1.2cm" svg:x="6.651cm" svg:y="11.7cm">
          <text:p text:style-name="P1"><text:span text:style-name="T2">Servic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5.026cm" svg:y1="11.7cm" svg:x2="6.725cm" svg:y2="10.363cm" draw:start-shape="id7" draw:end-shape="id5" draw:end-glue-point="2" svg:d="M5026 11700v-668h1699v-669" svg:viewBox="0 0 1700 1338">
          <text:p/>
        </draw:connector>
        <draw:connector draw:style-name="gr3" draw:text-style-name="P4" draw:layer="layout" svg:x1="8.126cm" svg:y1="11.7cm" svg:x2="6.725cm" svg:y2="10.363cm" draw:start-shape="id8" draw:start-glue-point="0" draw:end-shape="id5" draw:end-glue-point="2" svg:d="M8126 11700v-668h-1401v-669" svg:viewBox="0 0 1402 1338">
          <text:p/>
        </draw:connector>
        <draw:custom-shape draw:style-name="gr9" draw:text-style-name="P8" xml:id="id9" draw:id="id9" draw:layer="layout" svg:width="3.65cm" svg:height="1.2cm" svg:x="10.05cm" svg:y="11.7cm">
          <text:p text:style-name="P1"><text:span text:style-name="T2">Archetyp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1.875cm" svg:y1="11.7cm" svg:x2="6.725cm" svg:y2="10.363cm" draw:start-shape="id9" draw:start-glue-point="0" draw:end-shape="id5" draw:end-glue-point="2" svg:d="M11875 11700v-668h-5150v-669" svg:viewBox="0 0 5151 1338">
          <text:p/>
        </draw:connector>
        <draw:custom-shape draw:style-name="gr10" draw:text-style-name="P6" xml:id="id10" draw:id="id10" draw:layer="layout" svg:width="4.2cm" svg:height="1.2cm" svg:x="9.7cm" svg:y="9.163cm">
          <text:p text:style-name="P1"><text:span text:style-name="T2">GenericObject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9.163cm" svg:x2="4.35cm" svg:y2="7.825cm" draw:start-shape="id10" draw:start-glue-point="0" draw:end-shape="id3" draw:end-glue-point="2" svg:d="M11800 9163v-669h-7450v-669" svg:viewBox="0 0 7451 1339">
          <text:p/>
        </draw:connector>
        <draw:custom-shape draw:style-name="gr11" draw:text-style-name="P9" xml:id="id11" draw:id="id11" draw:layer="layout" svg:width="3.55cm" svg:height="1.2cm" svg:x="6.45cm" svg:y="6.625cm">
          <text:p text:style-name="P1"><text:span text:style-name="T3">Resource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225cm" svg:y1="6.625cm" svg:x2="14.35cm" svg:y2="5.3cm" draw:start-shape="id11" draw:start-glue-point="0" draw:end-shape="id1" draw:end-glue-point="2" svg:d="M8225 6625v-662h6125v-663" svg:viewBox="0 0 6126 1326">
          <text:p/>
        </draw:connector>
        <draw:custom-shape draw:style-name="gr11" draw:text-style-name="P9" xml:id="id12" draw:id="id12" draw:layer="layout" svg:width="3.55cm" svg:height="1.2cm" svg:x="10.55cm" svg:y="6.625cm">
          <text:p text:style-name="P1"><text:span text:style-name="T3">Connector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325cm" svg:y1="6.625cm" svg:x2="14.35cm" svg:y2="5.3cm" draw:start-shape="id12" draw:start-glue-point="0" draw:end-shape="id1" draw:end-glue-point="2" svg:d="M12325 6625v-662h2025v-663" svg:viewBox="0 0 2026 1326">
          <text:p/>
        </draw:connector>
        <draw:custom-shape draw:style-name="gr12" draw:text-style-name="P9" xml:id="id13" draw:id="id13" draw:layer="layout" svg:width="4.3cm" svg:height="1.2cm" svg:x="14.7cm" svg:y="6.625cm">
          <text:p text:style-name="P1"><text:span text:style-name="T3">ConnectorHost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5cm" svg:y1="6.625cm" svg:x2="14.35cm" svg:y2="5.3cm" draw:start-shape="id13" draw:start-glue-point="0" draw:end-shape="id1" draw:end-glue-point="2" svg:d="M16850 6625v-662h-2500v-663" svg:viewBox="0 0 2501 1326">
          <text:p/>
        </draw:connector>
        <draw:custom-shape draw:style-name="gr13" draw:text-style-name="P9" xml:id="id14" draw:id="id14" draw:layer="layout" svg:width="5.6cm" svg:height="1.2cm" svg:x="19.6cm" svg:y="6.625cm">
          <text:p text:style-name="P1"><text:span text:style-name="T3">SystemConfiguration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2.4cm" svg:y1="6.625cm" svg:x2="14.35cm" svg:y2="5.3cm" draw:start-shape="id14" draw:start-glue-point="0" draw:end-shape="id1" draw:end-glue-point="2" svg:d="M22400 6625v-662h-8050v-663" svg:viewBox="0 0 8051 1326">
          <text:p/>
        </draw:connector>
        <draw:custom-shape draw:style-name="gr14" draw:text-style-name="P10" xml:id="id15" draw:id="id15" draw:layer="layout" svg:width="2.6cm" svg:height="1.2cm" svg:x="15cm" svg:y="9.163cm">
          <text:p text:style-name="P1"><text:span text:style-name="T2">Task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1.324cm" svg:x1="16.3cm" svg:y1="9.163cm" svg:x2="14.35cm" svg:y2="5.3cm" draw:start-shape="id15" draw:start-glue-point="0" draw:end-shape="id1" draw:end-glue-point="2" svg:d="M16300 9163v-607h-1950v-3256" svg:viewBox="0 0 1951 3864">
          <text:p/>
        </draw:connector>
        <draw:custom-shape draw:style-name="gr15" draw:text-style-name="P10" xml:id="id16" draw:id="id16" draw:layer="layout" svg:width="4.75cm" svg:height="1.2cm" svg:x="18.15cm" svg:y="9.163cm">
          <text:p text:style-name="P1"><text:span text:style-name="T2">ObjectTemplateTyp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7" draw:id="id17" draw:layer="layout" svg:width="4.3cm" svg:height="1.2cm" svg:x="23.45cm" svg:y="9.163cm">
          <text:p text:style-name="P1"><text:span text:style-name="T2">LookupTable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1.318cm" svg:x1="20.525cm" svg:y1="9.163cm" svg:x2="14.35cm" svg:y2="5.3cm" draw:start-shape="id16" draw:start-glue-point="0" draw:end-shape="id1" draw:end-glue-point="2" svg:d="M20525 9163v-613h-6175v-3250" svg:viewBox="0 0 6176 3864">
          <text:p/>
        </draw:connector>
        <draw:connector draw:style-name="gr3" draw:text-style-name="P4" draw:layer="layout" draw:line-skew="1.318cm" svg:x1="25.6cm" svg:y1="9.163cm" svg:x2="14.35cm" svg:y2="5.3cm" draw:start-shape="id17" draw:start-glue-point="0" draw:end-shape="id1" draw:end-glue-point="2" svg:d="M25600 9163v-613h-11250v-3250" svg:viewBox="0 0 11251 3864">
          <text:p/>
        </draw:connector>
        <draw:custom-shape draw:style-name="gr16" draw:text-style-name="P10" xml:id="id18" draw:id="id18" draw:layer="layout" svg:width="4.25cm" svg:height="1.2cm" svg:x="15.4cm" svg:y="11.7cm">
          <text:p text:style-name="P1"><text:span text:style-name="T2">SecurityPolicy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2.5cm" svg:x1="17.525cm" svg:y1="11.7cm" svg:x2="14.35cm" svg:y2="5.3cm" draw:start-shape="id18" draw:start-glue-point="0" draw:end-shape="id1" draw:end-glue-point="2" svg:d="M17525 11700v-700h-3175v-5700" svg:viewBox="0 0 3176 6401">
          <text:p/>
        </draw:connector>
        <draw:custom-shape draw:style-name="gr17" draw:text-style-name="P10" xml:id="id19" draw:id="id19" draw:layer="layout" svg:width="3.95cm" svg:height="1.2cm" svg:x="20.25cm" svg:y="11.7cm">
          <text:p text:style-name="P1"><text:span text:style-name="T2">ValuePolicy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2.5cm" svg:x1="22.225cm" svg:y1="11.7cm" svg:x2="14.35cm" svg:y2="5.3cm" draw:start-shape="id19" draw:start-glue-point="0" draw:end-shape="id1" draw:end-glue-point="2" svg:d="M22225 11700v-700h-7875v-5700" svg:viewBox="0 0 7876 6401">
          <text:p/>
        </draw:connector>
        <draw:custom-shape draw:style-name="gr18" draw:text-style-name="P10" xml:id="id20" draw:id="id20" draw:layer="layout" svg:width="4.45cm" svg:height="1.2cm" svg:x="1.8cm" svg:y="14.05cm">
          <text:p text:style-name="P1"><text:span text:style-name="T2">FunctionLibrary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3.875cm" svg:x1="4.025cm" svg:y1="14.05cm" svg:x2="14.35cm" svg:y2="5.3cm" draw:start-shape="id20" draw:start-glue-point="0" draw:end-shape="id1" draw:end-glue-point="2" svg:d="M4025 14050v-500h10325v-8250" svg:viewBox="0 0 10326 8751">
          <text:p/>
        </draw:connector>
        <draw:custom-shape draw:style-name="gr18" draw:text-style-name="P10" xml:id="id21" draw:id="id21" draw:layer="layout" svg:width="4.45cm" svg:height="1.2cm" svg:x="6.9cm" svg:y="14.05cm">
          <text:p text:style-name="P1"><text:span text:style-name="T2">ObjectCollection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3.875cm" svg:x1="9.125cm" svg:y1="14.05cm" svg:x2="14.35cm" svg:y2="5.3cm" draw:start-shape="id21" draw:start-glue-point="0" draw:end-shape="id1" draw:end-glue-point="2" svg:d="M9125 14050v-500h5225v-8250" svg:viewBox="0 0 5226 8751">
          <text:p/>
        </draw:connector>
        <draw:custom-shape draw:style-name="gr19" draw:text-style-name="P10" xml:id="id22" draw:id="id22" draw:layer="layout" svg:width="3.4cm" svg:height="1.2cm" svg:x="24.65cm" svg:y="11.7cm">
          <text:p text:style-name="P1"><text:span text:style-name="T2">Sequence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2.5cm" svg:x1="26.35cm" svg:y1="11.7cm" svg:x2="14.35cm" svg:y2="5.3cm" draw:start-shape="id22" draw:start-glue-point="0" draw:end-shape="id1" draw:end-glue-point="2" svg:d="M26350 11700v-700h-12000v-5700" svg:viewBox="0 0 12001 6401">
          <text:p/>
        </draw:connector>
        <draw:custom-shape draw:style-name="gr20" draw:text-style-name="P10" draw:layer="layout" svg:width="2.9cm" svg:height="1.2cm" svg:x="12cm" svg:y="14.05cm">
          <text:p text:style-name="P1"><text:span text:style-name="T2">ReportTyp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5" draw:id="id25" draw:layer="layout" svg:width="4.25cm" svg:height="1.2cm" svg:x="15.45cm" svg:y="14.05cm">
          <text:p text:style-name="P1"><text:span text:style-name="T2">ReportOutputTyp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6" draw:id="id26" draw:layer="layout" svg:width="2.85cm" svg:height="1.2cm" svg:x="20.15cm" svg:y="14.05cm">
          <text:p text:style-name="P1"><text:span text:style-name="T2">Form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7" draw:id="id27" draw:layer="layout" svg:width="3.9cm" svg:height="1.2cm" svg:x="23.6cm" svg:y="14.05cm">
          <text:p text:style-name="P1"><text:span text:style-name="T2">DashboardTyp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xml:id="id23" draw:id="id23" draw:layer="layout" svg:width="3.2cm" svg:height="1.2cm" svg:x="17.75cm" svg:y="4.1cm">
          <text:p text:style-name="P1"><text:span text:style-name="T3">ShadowTyp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24" draw:id="id24" draw:layer="layout" svg:width="2.85cm" svg:height="1.2cm" svg:x="21.55cm" svg:y="4.1cm">
          <text:p text:style-name="P1"><text:span text:style-name="T3">NodeTyp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9.35cm" svg:y1="4.1cm" svg:x2="18.325cm" svg:y2="2.75cm" draw:start-shape="id23" draw:start-glue-point="0" draw:end-shape="id2" draw:end-glue-point="2" svg:d="M19350 4100v-675h-1025v-675" svg:viewBox="0 0 1026 1351">
          <text:p/>
        </draw:connector>
        <draw:connector draw:style-name="gr3" draw:text-style-name="P4" draw:layer="layout" svg:x1="22.975cm" svg:y1="4.1cm" svg:x2="18.325cm" svg:y2="2.75cm" draw:start-shape="id24" draw:start-glue-point="0" draw:end-shape="id2" draw:end-glue-point="2" svg:d="M22975 4100v-675h-4650v-675" svg:viewBox="0 0 4651 1351">
          <text:p/>
        </draw:connector>
        <draw:connector draw:style-name="gr3" draw:text-style-name="P4" draw:layer="layout" draw:line-skew="3.875cm" svg:x1="17.575cm" svg:y1="14.05cm" svg:x2="14.35cm" svg:y2="5.3cm" draw:start-shape="id25" draw:start-glue-point="0" draw:end-shape="id1" draw:end-glue-point="2" svg:d="M17575 14050v-500h-3225v-8250" svg:viewBox="0 0 3226 8751">
          <text:p/>
        </draw:connector>
        <draw:connector draw:style-name="gr3" draw:text-style-name="P4" draw:layer="layout" draw:line-skew="3.875cm" svg:x1="21.575cm" svg:y1="14.05cm" svg:x2="14.35cm" svg:y2="5.3cm" draw:start-shape="id26" draw:start-glue-point="0" draw:end-shape="id1" draw:end-glue-point="2" svg:d="M21575 14050v-500h-7225v-8250" svg:viewBox="0 0 7226 8751">
          <text:p/>
        </draw:connector>
        <draw:connector draw:style-name="gr3" draw:text-style-name="P4" draw:layer="layout" draw:line-skew="3.875cm" svg:x1="25.55cm" svg:y1="14.05cm" svg:x2="14.35cm" svg:y2="5.3cm" draw:start-shape="id27" draw:start-glue-point="0" draw:end-shape="id1" draw:end-glue-point="2" svg:d="M25550 14050v-500h-11200v-8250" svg:viewBox="0 0 11201 8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ans1" fo:font-family="'Liberation Sans', Arial" style:font-family-generic="swiss" style:font-pitch="variable" fo:language="en" fo:country="US" style:letter-kerning="true" style:font-name-asian="DejaVu Sans1" style:font-family-asian="'DejaVu Sans'" style:font-family-generic-asian="roman" style:font-pitch-asian="variable" style:language-asian="hi" style:country-asian="IN" style:font-name-complex="Liberation Sans1" style:font-family-complex="'Liberation Sans', Arial" style:font-family-generic-complex="swiss" style:font-pitch-complex="variable" style:font-size-complex="12pt"/>
    </style:style>
    <style:style style:name="Heading_20_1" style:display-name="Heading 1" style:family="graphic">
      <style:paragraph-properties fo:margin-left="0cm" fo:margin-right="0cm" fo:margin-top="0.762cm" fo:margin-bottom="1.076cm" fo:text-indent="0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8cm" fo:margin-bottom="0.358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ff3333"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Quotation_20_attribution" style:display-name="Quotation attribution" style:family="graphic">
      <style:paragraph-properties fo:margin-left="11.201cm" fo:margin-right="1.748cm" fo:margin-top="0cm" fo:margin-bottom="1.792cm" fo:text-align="end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Quotations" style:family="graphic">
      <style:paragraph-properties fo:margin-left="11.201cm" fo:margin-right="1.748cm" fo:margin-top="0cm" fo:margin-bottom="0.268cm" fo:text-align="start" fo:text-indent="0cm"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Inout_20_heading" style:display-name="Inout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24pt" fo:font-weight="bold" style:font-name-asian="FreeSans" style:font-family-asian="FreeSans" style:font-pitch-asian="variable" style:font-size-asian="14pt" style:font-weight-asian="bold" style:font-weight-complex="bold"/>
    </style:style>
    <style:style style:name="Author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 style:font-size-complex="22pt"/>
    </style:style>
    <style:style style:name="Text_20_Body" style:display-name="Text Body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Preformatted_20_Text_20_Small" style:display-name="Preformatted Text Small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7pt" style:font-name-asian="Liberation Mono" style:font-family-asian="'Liberation Mono', 'Courier New'" style:font-family-generic-asian="modern" style:font-pitch-asian="fixed" style:font-size-asian="10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ts_20_3" style:display-name="Contents 3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Contents_20_2" style:display-name="Contents 2" style:family="graphic">
      <style:paragraph-properties fo:margin-left="0.896cm" fo:margin-right="0cm" fo:text-indent="0cm"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  <style:style style:name="Contents_20_1" style:display-name="Contents 1" style:family="graphic">
      <style:paragraph-properties fo:margin-top="0.358cm" fo:margin-bottom="0cm" style:text-autospace="none"/>
      <style:text-properties style:font-name="Liberation Sans1" fo:font-family="'Liberation Sans', Arial" style:font-family-generic="swiss" style:font-pitch="variable" fo:font-weight="bold" style:font-name-asian="FreeSans1" style:font-family-asian="FreeSans" style:font-family-generic-asian="swiss" style:font-weight-asian="bold" style:font-weight-complex="bold"/>
    </style:style>
    <style:style style:name="Contents_20_Heading" style:display-name="Contents 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9.5pt" fo:font-weight="bold" style:font-name-asian="FreeSans" style:font-family-asian="FreeSans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font-name="Liberation Sans1" fo:font-family="'Liberation Sans', Arial" style:font-family-generic="swiss" style:font-pitch="variable" fo:font-weight="bold" style:font-weight-asian="bold" style:font-name-complex="Liberation Sans1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User_20_Index_20_Heading" style:display-name="User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Addressee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ignature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Sender" style:family="graphic">
      <style:paragraph-properties fo:margin-top="0cm" fo:margin-bottom="0.187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Heading" style:display-name="List Heading" style:family="graphic">
      <style:paragraph-properties fo:margin-left="0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orizontal_20_Line" style:display-name="Horizontal Line" style:family="graphic">
      <style:paragraph-properties fo:margin-top="0cm" fo:margin-bottom="0.88cm" style:text-autospace="none"/>
      <style:text-properties style:font-name="Liberation Sans1" fo:font-family="'Liberation Sans', Arial" style:font-family-generic="swiss" style:font-pitch="variable" fo:font-size="6pt" style:font-size-asian="6pt" style:font-name-complex="Liberation Sans1" style:font-family-complex="'Liberation Sans', Arial" style:font-family-generic-complex="swiss" style:font-pitch-complex="variable" style:font-size-complex="6pt"/>
    </style:style>
    <style:style style:name="Header_20_Right" style:display-name="Header Righ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_20_Left" style:display-name="Header Left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rame_20_Contents" style:display-name="Frame Content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Caption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Liberation Sans1" fo:font-family="'Liberation Sans', Arial" style:font-family-generic="swiss" style:font-pitch="variable"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20-01-02T16:20:04.156234355</dc:date>
    <meta:editing-duration>P2DT9H30M35S</meta:editing-duration>
    <meta:editing-cycles>181</meta:editing-cycles>
    <meta:generator>LibreOffice/6.0.7.3$Linux_X86_64 LibreOffice_project/00m0$Build-3</meta:generator>
    <meta:document-statistic meta:object-count="54"/>
  </office:meta>
</office:document-meta>
</file>